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057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831cm"/>
    </style:style>
    <style:style style:name="co6" style:family="table-column">
      <style:table-column-properties fo:break-before="auto" style:column-width="3.976cm"/>
    </style:style>
    <style:style style:name="co7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99pt ridge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ridge #000000" fo:border-right="none" fo:border-top="0.99pt ridge #000000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</style:style>
    <style:style style:name="ce6" style:family="table-cell" style:parent-style-name="Default">
      <style:table-cell-properties fo:border-bottom="none" fo:border-left="0.99pt groove #000000" fo:border-right="none" fo:border-top="0.99pt groove #000000"/>
    </style:style>
    <style:style style:name="ce7" style:family="table-cell" style:parent-style-name="Default">
      <style:table-cell-properties fo:border-bottom="none" fo:border-left="0.99pt groove #000000" fo:border-right="none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99pt ridge #000000"/>
    </style:style>
    <style:style style:name="ce10" style:family="table-cell" style:parent-style-name="Default">
      <style:table-cell-properties fo:border-bottom="0.99pt ridge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none" fo:border-top="0.99pt groove #000000"/>
    </style:style>
    <style:style style:name="ce12" style:family="table-cell" style:parent-style-name="Default">
      <style:table-cell-properties fo:border-bottom="0.99pt groove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99pt ridge #000000" fo:border-top="0.99pt ridge #000000"/>
    </style:style>
    <style:style style:name="ce14" style:family="table-cell" style:parent-style-name="Default">
      <style:table-cell-properties fo:border-bottom="none" fo:border-left="none" fo:border-right="0.99pt ridge #000000" fo:border-top="none"/>
    </style:style>
    <style:style style:name="ce15" style:family="table-cell" style:parent-style-name="Default">
      <style:table-cell-properties fo:border-bottom="0.99pt ridge #000000" fo:border-left="none" fo:border-right="0.99pt ridge #000000" fo:border-top="none"/>
    </style:style>
    <style:style style:name="ce16" style:family="table-cell" style:parent-style-name="Default">
      <style:table-cell-properties fo:border-bottom="none" fo:border-left="none" fo:border-right="0.99pt groove #000000" fo:border-top="0.99pt groove #000000"/>
    </style:style>
    <style:style style:name="ce17" style:family="table-cell" style:parent-style-name="Default">
      <style:table-cell-properties fo:border-bottom="none" fo:border-left="none" fo:border-right="0.99pt groove #000000" fo:border-top="none"/>
    </style:style>
    <style:style style:name="ce18" style:family="table-cell" style:parent-style-name="Default">
      <style:table-cell-properties fo:border-bottom="0.99pt groove #000000" fo:border-left="none" fo:border-right="0.99pt groove #000000" fo:border-top="none"/>
    </style:style>
    <style:style style:name="ce19" style:family="table-cell" style:parent-style-name="Default">
      <style:table-cell-properties fo:border-bottom="none" fo:border-left="0.99pt groove #ff0000" fo:border-right="0.99pt groove #ff0000" fo:border-top="0.99pt groove #ff0000"/>
    </style:style>
    <style:style style:name="ce20" style:family="table-cell" style:parent-style-name="Default">
      <style:table-cell-properties fo:border-bottom="none" fo:border-left="0.99pt groove #ff0000" fo:border-right="0.99pt groove #ff0000" fo:border-top="none"/>
    </style:style>
    <style:style style:name="ce21" style:family="table-cell" style:parent-style-name="Default">
      <style:table-cell-properties fo:border-bottom="0.99pt groove #ff0000" fo:border-left="0.99pt groove #ff0000" fo:border-right="0.99pt groove #ff0000" fo:border-top="none"/>
    </style:style>
    <style:style style:name="ce22" style:family="table-cell" style:parent-style-name="Default">
      <style:table-cell-properties fo:border-bottom="none" fo:wrap-option="wrap" fo:border-left="0.06pt solid #ff0000" fo:border-right="0.06pt solid #ff0000" fo:border-top="0.06pt solid #ff0000"/>
    </style:style>
    <style:style style:name="ce23" style:family="table-cell" style:parent-style-name="Default">
      <style:table-cell-properties fo:border-bottom="none" fo:border-left="0.06pt solid #ff0000" fo:border-right="0.06pt solid #ff0000" fo:border-top="none"/>
    </style:style>
    <style:style style:name="ce24" style:family="table-cell" style:parent-style-name="Default">
      <style:table-cell-properties fo:border-bottom="0.06pt solid #ff0000" fo:border-left="0.06pt solid #ff0000" fo:border-right="0.06pt solid #ff0000" fo:border-top="none"/>
    </style:style>
    <style:style style:name="ce25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ésultats Principaux" table:style-name="ta1">
        <table:shapes>
          <draw:frame draw:z-index="0" draw:style-name="gr1" draw:text-style-name="P1" svg:width="16.01cm" svg:height="9.005cm" svg:x="21.348cm" svg:y="4.303cm">
            <draw:object draw:notify-on-update-of-ranges="'Résultats Principaux'.K2:'Résultats Principaux'.K7 'Résultats Principaux'.L2:'Résultats Principaux'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.01cm" svg:height="9.005cm" svg:x="21.458cm" svg:y="14.211cm">
            <draw:object draw:notify-on-update-of-ranges="'Résultats Principaux'.N2:'Résultats Principaux'.N7 'Résultats Principaux'.O2:'Résultats Principaux'.O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.011cm" svg:height="9.005cm" svg:x="22.035cm" svg:y="24.677cm">
            <draw:object draw:notify-on-update-of-ranges="'Résultats Principaux'.Q2:'Résultats Principaux'.Q7 'Résultats Principaux'.R2:'Résultats Principaux'.R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4" table:default-cell-style-name="ce17"/>
        <table:table-column table:style-name="co4" table:default-cell-style-name="Default"/>
        <table:table-column table:style-name="co5" table:default-cell-style-name="Default"/>
        <table:table-column table:style-name="co4" table:number-columns-repeated="9" table:default-cell-style-name="Default"/>
        <table:table-row table:style-name="ro1">
          <table:table-cell table:style-name="ce2" office:value-type="string" calcext:value-type="string">
            <text:p>Threshold 0,1</text:p>
          </table:table-cell>
          <table:table-cell table:style-name="ce8"/>
          <table:table-cell table:number-columns-repeated="4"/>
          <table:table-cell table:style-name="Default"/>
          <table:table-cell table:number-columns-repeated="11"/>
        </table:table-row>
        <table:table-row table:style-name="ro1">
          <table:table-cell table:style-name="ce3"/>
          <table:table-cell table:style-name="ce9" table:number-columns-repeated="5"/>
          <table:table-cell table:style-name="ce13"/>
          <table:table-cell table:number-columns-repeated="3"/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701" calcext:value-type="float">
            <text:p>701</text:p>
          </table:table-cell>
          <table:table-cell/>
          <table:table-cell office:value-type="float" office:value="0.1" calcext:value-type="float">
            <text:p>0,1</text:p>
          </table:table-cell>
          <table:table-cell table:style-name="ce10" office:value-type="float" office:value="0.315436241610738" calcext:value-type="float">
            <text:p>0,315436241610738</text:p>
          </table:table-cell>
        </table:table-row>
        <table:table-row table:style-name="ro1">
          <table:table-cell table:style-name="ce4" office:value-type="string" calcext:value-type="string">
            <text:p>Taille du buffer</text:p>
          </table:table-cell>
          <table:table-cell office:value-type="float" office:value="2500" calcext:value-type="float">
            <text:p>2500</text:p>
          </table:table-cell>
          <table:table-cell office:value-type="float" office:value="2000" calcext:value-type="float">
            <text:p>20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float" office:value="654" calcext:value-type="float">
            <text:p>654</text:p>
          </table:table-cell>
          <table:table-cell/>
          <table:table-cell office:value-type="float" office:value="0.2" calcext:value-type="float">
            <text:p>0,2</text:p>
          </table:table-cell>
          <table:table-cell table:style-name="ce12" office:value-type="float" office:value="0.350724637681159" calcext:value-type="float">
            <text:p>0,350724637681159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14"/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float" office:value="0.3" calcext:value-type="float">
            <text:p>0,3</text:p>
          </table:table-cell>
          <table:table-cell table:style-name="ce12" office:value-type="float" office:value="0.370843989769821" calcext:value-type="float">
            <text:p>0,370843989769821</text:p>
          </table:table-cell>
        </table:table-row>
        <table:table-row table:style-name="ro1">
          <table:table-cell table:style-name="ce4"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0.5" calcext:value-type="float">
            <text:p>0,5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ce12" office:value-type="float" office:value="0.653923541247485" calcext:value-type="float">
            <text:p>0,653923541247485</text:p>
          </table:table-cell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office:value-type="float" office:value="36" calcext:value-type="float">
            <text:p>36</text:p>
          </table:table-cell>
          <table:table-cell office:value-type="float" office:value="862" calcext:value-type="float">
            <text:p>862</text:p>
          </table:table-cell>
          <table:table-cell office:value-type="float" office:value="887" calcext:value-type="float">
            <text:p>887</text:p>
          </table:table-cell>
          <table:table-cell office:value-type="float" office:value="674" calcext:value-type="float">
            <text:p>674</text:p>
          </table:table-cell>
          <table:table-cell office:value-type="float" office:value="701" calcext:value-type="float">
            <text:p>701</text:p>
          </table:table-cell>
          <table:table-cell table:style-name="ce14" office:value-type="float" office:value="1000" calcext:value-type="float">
            <text:p>1000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float" office:value="242" calcext:value-type="float">
            <text:p>242</text:p>
          </table:table-cell>
          <table:table-cell/>
          <table:table-cell office:value-type="float" office:value="0.75" calcext:value-type="float">
            <text:p>0,7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0.75" calcext:value-type="float">
            <text:p>0,75</text:p>
          </table:table-cell>
          <table:table-cell table:style-name="ce12" office:value-type="float" office:value="21.427065026362" calcext:value-type="float">
            <text:p>21,427065026362</text:p>
          </table:table-cell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0" office:value-type="float" office:value="0.12668743509865" calcext:value-type="float">
            <text:p>0,1266874350986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1875" calcext:value-type="float">
            <text:p>0,1875</text:p>
          </table:table-cell>
          <table:table-cell table:style-name="ce10" office:value-type="float" office:value="0.304615384615385" calcext:value-type="float">
            <text:p>0,304615384615385</text:p>
          </table:table-cell>
          <table:table-cell table:style-name="ce10" office:value-type="float" office:value="0.315436241610738" calcext:value-type="float">
            <text:p>0,31543624161073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float" office:value="375" calcext:value-type="float">
            <text:p>3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67" calcext:value-type="float">
            <text:p>8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float" office:value="109.984848484848" calcext:value-type="float">
            <text:p>109,984848484848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Threshold 0,2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695" calcext:value-type="float">
            <text:p>695</text:p>
          </table:table-cell>
          <table:table-cell office:value-type="float" office:value="563" calcext:value-type="float">
            <text:p>563</text:p>
          </table:table-cell>
          <table:table-cell office:value-type="float" office:value="654" calcext:value-type="float">
            <text:p>654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0.107107107107107" calcext:value-type="float">
            <text:p>0,107107107107107</text:p>
          </table:table-cell>
          <table:table-cell table:style-name="ce12" office:value-type="float" office:value="0.0193370165745856" calcext:value-type="float">
            <text:p>0,019337016574586</text:p>
          </table:table-cell>
          <table:table-cell table:style-name="ce12" office:value-type="float" office:value="0.0625" calcext:value-type="float">
            <text:p>0,0625</text:p>
          </table:table-cell>
          <table:table-cell table:style-name="ce12" office:value-type="float" office:value="0.288990825688073" calcext:value-type="float">
            <text:p>0,288990825688073</text:p>
          </table:table-cell>
          <table:table-cell table:style-name="ce12" office:value-type="float" office:value="0.350724637681159" calcext:value-type="float">
            <text:p>0,350724637681159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Threshold 0,3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6" calcext:value-type="float">
            <text:p>436</text:p>
          </table:table-cell>
          <table:table-cell office:value-type="float" office:value="608" calcext:value-type="float">
            <text:p>608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0.0750750750750751" calcext:value-type="float">
            <text:p>0,075075075075075</text:p>
          </table:table-cell>
          <table:table-cell table:style-name="ce12" office:value-type="float" office:value="0.021021021021021" calcext:value-type="float">
            <text:p>0,021021021021021</text:p>
          </table:table-cell>
          <table:table-cell table:style-name="ce12" office:value-type="float" office:value="1.86886886886887" calcext:value-type="float">
            <text:p>1,86886886886887</text:p>
          </table:table-cell>
          <table:table-cell table:style-name="ce12" office:value-type="float" office:value="3.31438721136767" calcext:value-type="float">
            <text:p>3,31438721136767</text:p>
          </table:table-cell>
          <table:table-cell table:style-name="ce12" office:value-type="float" office:value="0.370843989769821" calcext:value-type="float">
            <text:p>0,37084398976982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Threshold 0,5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502" calcext:value-type="float">
            <text:p>502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0.0630630630630631" calcext:value-type="float">
            <text:p>0,063063063063063</text:p>
          </table:table-cell>
          <table:table-cell table:style-name="ce12" office:value-type="float" office:value="0.013013013013013" calcext:value-type="float">
            <text:p>0,013013013013013</text:p>
          </table:table-cell>
          <table:table-cell table:style-name="ce12" office:value-type="float" office:value="1.85685685685686" calcext:value-type="float">
            <text:p>1,85685685685686</text:p>
          </table:table-cell>
          <table:table-cell table:style-name="ce12" office:value-type="float" office:value="14.4959159859977" calcext:value-type="float">
            <text:p>14,4959159859977</text:p>
          </table:table-cell>
          <table:table-cell table:style-name="ce12" office:value-type="float" office:value="0.653923541247485" calcext:value-type="float">
            <text:p>0,653923541247485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Threshold 0,75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430" calcext:value-type="float">
            <text:p>430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0.0630630630630631" calcext:value-type="float">
            <text:p>0,063063063063063</text:p>
          </table:table-cell>
          <table:table-cell table:style-name="ce12" office:value-type="float" office:value="0.0180722891566265" calcext:value-type="float">
            <text:p>0,018072289156627</text:p>
          </table:table-cell>
          <table:table-cell table:style-name="ce12" office:value-type="float" office:value="1.41080530071356" calcext:value-type="float">
            <text:p>1,41080530071356</text:p>
          </table:table-cell>
          <table:table-cell table:style-name="ce12" office:value-type="float" office:value="12.287380699894" calcext:value-type="float">
            <text:p>12,287380699894</text:p>
          </table:table-cell>
          <table:table-cell table:style-name="ce12" office:value-type="float" office:value="21.427065026362" calcext:value-type="float">
            <text:p>21,427065026362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ce8"/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2" office:value-type="string" calcext:value-type="string">
            <text:p>Threshold 1</text:p>
          </table:table-cell>
          <table:table-cell table:number-columns-repeated="5"/>
          <table:table-cell table:style-name="Default"/>
          <table:table-cell table:number-columns-repeated="11"/>
        </table:table-row>
        <table:table-row table:style-name="ro1">
          <table:table-cell table:style-name="ce6"/>
          <table:table-cell table:style-name="ce11" table:number-columns-repeated="5"/>
          <table:table-cell table:style-name="ce16"/>
          <table:table-cell table:number-columns-repeated="11"/>
        </table:table-row>
        <table:table-row table:style-name="ro1">
          <table:table-cell office:value-type="string" calcext:value-type="string">
            <text:p>Taille du buffer</text:p>
          </table:table-cell>
          <table:table-cell table:style-name="ce8" office:value-type="float" office:value="2500" calcext:value-type="float">
            <text:p>2500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500" calcext:value-type="float">
            <text:p>150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 table:number-columns-repeated="11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mps de calcul</text:p>
          </table:table-cell>
          <table:table-cell office:value-type="float" office:value="375" calcext:value-type="float">
            <text:p>375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Nombre d’erreurs</text:p>
          </table:table-cell>
          <table:table-cell office:value-type="float" office:value="980" calcext:value-type="float">
            <text:p>980</text:p>
          </table:table-cell>
          <table:table-cell office:value-type="float" office:value="845" calcext:value-type="float">
            <text:p>845</text:p>
          </table:table-cell>
          <table:table-cell office:value-type="float" office:value="998" calcext:value-type="float">
            <text:p>998</text:p>
          </table:table-cell>
          <table:table-cell office:value-type="float" office:value="598" calcext:value-type="float">
            <text:p>598</text:p>
          </table:table-cell>
          <table:table-cell office:value-type="float" office:value="867" calcext:value-type="float">
            <text:p>867</text:p>
          </table:table-cell>
          <table:table-cell office:value-type="float" office:value="1000" calcext:value-type="float">
            <text:p>1000</text:p>
          </table:table-cell>
          <table:table-cell table:number-columns-repeated="11"/>
        </table:table-row>
        <table:table-row table:style-name="ro1">
          <table:table-cell table:style-name="ce5" office:value-type="string" calcext:value-type="string">
            <text:p>Précision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0.00649350649350649" calcext:value-type="float">
            <text:p>0,006493506493507</text:p>
          </table:table-cell>
          <table:table-cell table:style-name="ce12" office:value-type="float" office:value="72" calcext:value-type="float">
            <text:p>72</text:p>
          </table:table-cell>
          <table:table-cell table:style-name="ce12" office:value-type="float" office:value="20.214463840399" calcext:value-type="float">
            <text:p>20,214463840399</text:p>
          </table:table-cell>
          <table:table-cell table:style-name="ce12" office:value-type="float" office:value="109.984848484848" calcext:value-type="float">
            <text:p>109,984848484848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1"/>
        </table:table-row>
      </table:table>
      <table:table table:name="Calcul Précision" table:style-name="ta1">
        <table:table-column table:style-name="co6" table:default-cell-style-name="ce20"/>
        <table:table-column table:style-name="co7" table:default-cell-style-name="ce23"/>
        <table:table-column table:style-name="co7" table:number-columns-repeated="5" table:default-cell-style-name="ce26"/>
        <table:table-column table:style-name="co4" table:number-columns-repeated="4" table:default-cell-style-name="ce26"/>
        <table:table-column table:style-name="co4" table:number-columns-repeated="5" table:default-cell-style-name="Default"/>
        <table:table-row table:style-name="ro2">
          <table:table-cell table:style-name="ce19" office:value-type="string" calcext:value-type="string">
            <text:p>Témoin</text:p>
          </table:table-cell>
          <table:table-cell table:style-name="ce22" office:value-type="string" calcext:value-type="string">
            <text:p>Cas 1</text:p>
            <text:p>(BF = 2500 Th = 0.1)</text:p>
          </table:table-cell>
          <table:table-cell table:style-name="ce25" office:value-type="string" calcext:value-type="string">
            <text:p>Cas 2</text:p>
            <text:p>(BF = 2000 Th = 0.1)</text:p>
          </table:table-cell>
          <table:table-cell table:style-name="ce25" office:value-type="string" calcext:value-type="string">
            <text:p>Cas 3</text:p>
            <text:p>(BF = 1500 Th = 0.1)</text:p>
          </table:table-cell>
          <table:table-cell table:style-name="ce25" office:value-type="string" calcext:value-type="string">
            <text:p>Cas 4</text:p>
            <text:p>(BF = 1000 Th = 0.1)</text:p>
          </table:table-cell>
          <table:table-cell table:style-name="ce25" office:value-type="string" calcext:value-type="string">
            <text:p>Cas 4 </text:p>
            <text:p>(BF = 500 Th = 0.1)</text:p>
          </table:table-cell>
          <table:table-cell table:style-name="ce25" office:value-type="string" calcext:value-type="string">
            <text:p>Cas 6</text:p>
            <text:p>(BF = 250 Th = 0.1)</text:p>
          </table:table-cell>
          <table:table-cell table:style-name="ce25" office:value-type="string" calcext:value-type="string">
            <text:p>Cas 7</text:p>
            <text:p>(BF = 2500 Th = 0.2)</text:p>
          </table:table-cell>
          <table:table-cell table:style-name="ce25" office:value-type="string" calcext:value-type="string">
            <text:p>Cas 8</text:p>
            <text:p>(BF = 2500 Th = 0.1)</text:p>
          </table:table-cell>
          <table:table-cell table:style-name="ce25" office:value-type="string" calcext:value-type="string">
            <text:p>Cas 9</text:p>
            <text:p>(BF = 2500 Th = 0.1)</text:p>
          </table:table-cell>
          <table:table-cell table:style-name="ce25" office:value-type="string" calcext:value-type="string">
            <text:p>Cas 10</text:p>
            <text:p>(BF = 2500 Th = 0.1)</text:p>
          </table:table-cell>
          <table:table-cell table:style-name="ce1"/>
          <table:table-cell/>
          <table:table-cell office:value-type="string" calcext:value-type="string">
            <text:p>Cas</text:p>
          </table:table-cell>
          <table:table-cell office:value-type="string" calcext:value-type="string">
            <text:p>Précision</text:p>
          </table:table-cell>
          <table:table-cell office:value-type="string" calcext:value-type="string">
            <text:p>Nombre de -1</text:p>
          </table:table-cell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formula="of:=SUM([.A2:.A50]-[.B2:.B50])" office:value-type="float" office:value="0" calcext:value-type="float">
            <text:p>0</text:p>
          </table:table-cell>
          <table:table-cell table:formula="of:=COUNTIF([.B2:.B1001];-1)" office:value-type="float" office:value="36" calcext:value-type="float">
            <text:p>36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table:formula="of:=COUNTIF([.C2:.C1001];-1)" office:value-type="float" office:value="862" calcext:value-type="float">
            <text:p>862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formula="of:=COUNTIF([.D2:.D1001];-1)" office:value-type="float" office:value="887" calcext:value-type="float">
            <text:p>887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  <table:table-cell table:formula="of:=COUNTIF([.E2:.E1001];-1)" office:value-type="float" office:value="664" calcext:value-type="float">
            <text:p>664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table:formula="of:=COUNTIF([.F2:.F1001];-1)" office:value-type="float" office:value="701" calcext:value-type="float">
            <text:p>701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table:formula="of:=COUNTIF([.G2:.G1001];-1)" office:value-type="float" office:value="1000" calcext:value-type="float">
            <text:p>1000</text:p>
          </table:table-cell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6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4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office:value-type="float" office:value="-1" calcext:value-type="float">
            <text:p>-1</text:p>
          </table:table-cell>
          <table:table-cell office:value-type="float" office:value="219" calcext:value-type="float">
            <text:p>219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3" office:value-type="float" office:value="220" calcext:value-type="float">
            <text:p>22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 table:number-rows-repeated="1047574">
          <table:table-cell table:number-columns-repeated="16"/>
        </table:table-row>
        <table:table-row table:style-name="ro1">
          <table:table-cell table:style-name="ce21"/>
          <table:table-cell table:style-name="ce24"/>
          <table:table-cell table:style-name="ce27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5">00/00/0000</text:date>, <text:time style:data-style-name="N2" text:time-value="14:47:30.3036921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3T17:07:09.561067648</meta:creation-date>
    <meta:editing-duration>PT43M35S</meta:editing-duration>
    <meta:editing-cycles>9</meta:editing-cycles>
    <meta:generator>LibreOffice/6.4.7.2$Linux_X86_64 LibreOffice_project/40$Build-2</meta:generator>
    <dc:date>2021-06-15T15:25:43.603299534</dc:date>
    <meta:document-statistic meta:table-count="2" meta:cell-count="8241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title svg:x="0.235cm" svg:y="0.315cm" chart:style-name="ch2">
          <text:p>Variation du temps d'exécution du programme en fonction du nombre d'échantillons traités</text:p>
        </chart:title>
        <chart:plot-area chart:style-name="ch3" table:cell-range-address="'Résultats Principaux'.K2:'Résultats Principaux'.L7" chart:data-source-has-labels="column" svg:x="1.331cm" svg:y="1.778cm" svg:width="14.36cm" svg:height="6.067cm">
          <chartooo:coordinate-region svg:x="2.138cm" svg:y="1.977cm" svg:width="13.182cm" svg:height="5.221cm"/>
          <chart:axis chart:dimension="x" chart:name="primary-x" chart:style-name="ch4" chartooo:axis-type="auto">
            <chartooo:date-scale/>
            <chart:title svg:x="6.84cm" svg:y="8.025cm" chart:style-name="ch5">
              <text:p>Nombre d'échantillons</text:p>
            </chart:title>
            <chart:categories table:cell-range-address="'Résultats Principaux'.K2:'Résultats Principaux'.K7"/>
          </chart:axis>
          <chart:axis chart:dimension="y" chart:name="primary-y" chart:style-name="ch4">
            <chart:title svg:x="0.451cm" svg:y="5.583cm" chart:style-name="ch6">
              <text:p>Temps (s)</text:p>
            </chart:title>
            <chart:grid chart:style-name="ch7" chart:class="major"/>
          </chart:axis>
          <chart:series chart:style-name="ch8" chart:values-cell-range-address="'Résultats Principaux'.L2:'Résultats Principaux'.L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float" office:value="250">
                <text:p>250</text:p>
                <draw:g>
                  <svg:desc>'Résultats Principaux'.K2:'Résultats Principaux'.K7</svg:desc>
                </draw:g>
              </table:table-cell>
              <table:table-cell office:value-type="float" office:value="5">
                <text:p>5</text:p>
                <draw:g>
                  <svg:desc>'Résultats Principaux'.L2:'Résultats Principaux'.L7</svg:desc>
                </draw:g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375">
                <text:p>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1cm" svg:height="9.006cm" xlink:href=".." xlink:type="simple" chart:class="chart:line" chart:style-name="ch1">
        <chart:title svg:x="0.275cm" svg:y="0.316cm" chart:style-name="ch2">
          <text:p>Variations du nombre d'erreurs en fonction du threshold pour 500 échantillons</text:p>
        </chart:title>
        <chart:plot-area chart:style-name="ch3" table:cell-range-address="'Résultats Principaux'.N2:'Résultats Principaux'.O7" chart:data-source-has-labels="column" svg:x="1.331cm" svg:y="1.275cm" svg:width="14.36cm" svg:height="6.57cm">
          <chartooo:coordinate-region svg:x="2.138cm" svg:y="1.474cm" svg:width="13.275cm" svg:height="5.724cm"/>
          <chart:axis chart:dimension="x" chart:name="primary-x" chart:style-name="ch4" chartooo:axis-type="auto">
            <chartooo:date-scale/>
            <chart:title svg:x="7.726cm" svg:y="8.025cm" chart:style-name="ch5">
              <text:p>Threshold</text:p>
            </chart:title>
            <chart:categories table:cell-range-address="'Résultats Principaux'.N2:'Résultats Principaux'.N7"/>
          </chart:axis>
          <chart:axis chart:dimension="y" chart:name="primary-y" chart:style-name="ch4">
            <chart:title svg:x="0.451cm" svg:y="5.874cm" chart:style-name="ch6">
              <text:p>Nombre d'erreurs</text:p>
            </chart:title>
            <chart:grid chart:style-name="ch7" chart:class="major"/>
          </chart:axis>
          <chart:series chart:style-name="ch8" chart:values-cell-range-address="'Résultats Principaux'.O2:'Résultats Principaux'.O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Résultats Principaux'.N2:'Résultats Principaux'.N7</svg:desc>
                </draw:g>
              </table:table-cell>
              <table:table-cell office:value-type="float" office:value="701">
                <text:p>701</text:p>
                <draw:g>
                  <svg:desc>'Résultats Principaux'.O2:'Résultats Principaux'.O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654">
                <text:p>654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67">
                <text:p>8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12cm" svg:height="9.006cm" xlink:href=".." xlink:type="simple" chart:class="chart:line" chart:style-name="ch1">
        <chart:title svg:x="0.369cm" svg:y="0.315cm" chart:style-name="ch2">
          <text:p>Variation de l'écart à la fréquence de référence en fonction du threshold pour 500 échantillons</text:p>
        </chart:title>
        <chart:plot-area chart:style-name="ch3" table:cell-range-address="'Résultats Principaux'.Q2:'Résultats Principaux'.R7" chart:data-source-has-labels="column" svg:x="1.331cm" svg:y="1.778cm" svg:width="14.361cm" svg:height="6.067cm">
          <chartooo:coordinate-region svg:x="1.952cm" svg:y="1.977cm" svg:width="13.46cm" svg:height="5.221cm"/>
          <chart:axis chart:dimension="x" chart:name="primary-x" chart:style-name="ch4" chartooo:axis-type="auto">
            <chartooo:date-scale/>
            <chart:title svg:x="7.726cm" svg:y="8.025cm" chart:style-name="ch5">
              <text:p>Threshold</text:p>
            </chart:title>
            <chart:categories table:cell-range-address="'Résultats Principaux'.Q2:'Résultats Principaux'.Q7"/>
          </chart:axis>
          <chart:axis chart:dimension="y" chart:name="primary-y" chart:style-name="ch4">
            <chart:title svg:x="0.451cm" svg:y="7.263cm" chart:style-name="ch6">
              <text:p>Ecart à la fréquence de référence</text:p>
            </chart:title>
            <chart:grid chart:style-name="ch7" chart:class="major"/>
          </chart:axis>
          <chart:series chart:style-name="ch8" chart:values-cell-range-address="'Résultats Principaux'.R2:'Résultats Principaux'.R7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R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Résultats Principaux'.Q2:'Résultats Principaux'.Q7</svg:desc>
                </draw:g>
              </table:table-cell>
              <table:table-cell office:value-type="float" office:value="0.315436241610738">
                <text:p>0.315436241610738</text:p>
                <draw:g>
                  <svg:desc>'Résultats Principaux'.R2:'Résultats Principaux'.R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350724637681159">
                <text:p>0.350724637681159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0.370843989769821">
                <text:p>0.370843989769821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.653923541247485">
                <text:p>0.653923541247485</text:p>
              </table:table-cell>
            </table:table-row>
            <table:table-row>
              <table:table-cell office:value-type="float" office:value="0.75">
                <text:p>0.75</text:p>
              </table:table-cell>
              <table:table-cell office:value-type="float" office:value="21.427065026362">
                <text:p>21.427065026362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9.984848484848">
                <text:p>109.9848484848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